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9aa31" officeooo:paragraph-rsid="0019aa31"/>
    </style:style>
    <style:style style:name="P2" style:family="paragraph" style:parent-style-name="Standard">
      <style:text-properties officeooo:paragraph-rsid="001b54a5"/>
    </style:style>
    <style:style style:name="P3" style:family="paragraph" style:parent-style-name="Standard">
      <style:text-properties officeooo:rsid="001b54a5" officeooo:paragraph-rsid="001b54a5"/>
    </style:style>
    <style:style style:name="P4" style:family="paragraph" style:parent-style-name="Standard" style:list-style-name="L1">
      <style:text-properties officeooo:rsid="0019aa31" officeooo:paragraph-rsid="0019aa31"/>
    </style:style>
    <style:style style:name="P5" style:family="paragraph" style:parent-style-name="Standard" style:list-style-name="L1">
      <style:text-properties officeooo:rsid="0019aa31" officeooo:paragraph-rsid="001d72b6"/>
    </style:style>
    <style:style style:name="P6" style:family="paragraph" style:parent-style-name="Standard">
      <style:text-properties style:text-underline-style="none"/>
    </style:style>
    <style:style style:name="P7" style:family="paragraph" style:parent-style-name="Standard">
      <style:text-properties style:text-underline-style="none" officeooo:rsid="001b54a5" officeooo:paragraph-rsid="001b54a5"/>
    </style:style>
    <style:style style:name="P8" style:family="paragraph" style:parent-style-name="Standard">
      <style:text-properties officeooo:paragraph-rsid="001d72b6"/>
    </style:style>
    <style:style style:name="P9" style:family="paragraph" style:parent-style-name="Standard">
      <style:paragraph-properties fo:text-align="center" style:justify-single-word="false"/>
      <style:text-properties fo:font-size="15pt" style:text-underline-style="solid" style:text-underline-width="auto" style:text-underline-color="font-color" fo:font-weight="bold" officeooo:rsid="001d72b6" officeooo:paragraph-rsid="001d72b6" style:font-size-asian="15pt" style:font-weight-asian="bold" style:font-size-complex="15pt" style:font-weight-complex="bold"/>
    </style:style>
    <style:style style:name="T1" style:family="text">
      <style:text-properties officeooo:rsid="0019aa31"/>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19aa31"/>
    </style:style>
    <style:style style:name="T4" style:family="text">
      <style:text-properties style:text-underline-style="none"/>
    </style:style>
    <style:style style:name="T5" style:family="text">
      <style:text-properties style:text-underline-style="none" officeooo:rsid="0019aa31"/>
    </style:style>
    <style:style style:name="T6" style:family="text">
      <style:text-properties officeooo:rsid="001d72b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Microprocesseur</text:p>
      <text:p text:style-name="Standard"><text:span text:style-name="T4"/></text:p>
      <text:p text:style-name="Standard"><text:span text:style-name="T4"/></text:p>
      <text:p text:style-name="Standard"><text:span text:style-name="T4">Inventé en 1971 par Marcian Hoff et Federico Faggin </text:span></text:p>
      <text:p text:style-name="P7">Tout premier microprocesseur : Intel 4004</text:p>
      <text:p text:style-name="P6"/>
      <text:p text:style-name="P2"><text:span text:style-name="T4">Un microprocesseur désigne un processeur </text:span><text:span text:style-name="T5">(</text:span><text:span text:style-name="T4">composant qui exécute les instructions machine des programmes informatiques </text:span><text:span text:style-name="T5">)</text:span><text:span text:style-name="T4"> qui possède des composants électroniques suffisamment miniaturisés pour pouvoir tenir dans un seul circuit intégré. </text:span></text:p>
      <text:p text:style-name="P2"><text:span text:style-name="T4">C'est le système qui permet l'exécution des instructions d'un ordinateur. </text:span></text:p>
      <text:p text:style-name="Standard"/>
      <text:p text:style-name="P3"/>
      <text:p text:style-name="P1">Caractéristiques</text:p>
      <text:p text:style-name="P1"/>
      <text:list xml:id="list580758595" text:style-name="L1">
        <text:list-item>
          <text:p text:style-name="P4">jeux d’instructions ( 1M par seconde au début ; aujourd’hui 10 Milliards</text:p>
        </text:list-item>
        <text:list-item>
          <text:p text:style-name="P4">Architecture (Nombre de transistors)</text:p>
        </text:list-item>
        <text:list-item>
          <text:p text:style-name="P4">Vitesse de son horloge</text:p>
        </text:list-item>
        <text:list-item>
          <text:p text:style-name="P5">nombre bits qui peut traiter ( 4 à ses débuts, 128 en 2011<text:span text:style-name="T6">)</text:span></text:p>
          <text:p text:style-name="P5"/>
        </text:list-item>
      </text:list>
      <text:p text:style-name="P8"><text:span text:style-name="T1">Son apparition a engendré de nombreuses avancées, comme l'augmentation de la vitesse de fonctionnement (les distances entre les composants étant réduites), l'augmentation de la fiabilité (moins de risques de perte de connexions entre les composants), la réduction de la consommation énergétique, mais surtout le développement d'ordinateurs beaucoup moins grands : les micro-ordinateurs.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4T11:36:58.917000000</meta:creation-date>
    <dc:date>2019-09-25T15:22:48.517000000</dc:date>
    <meta:editing-duration>PT3H29M46S</meta:editing-duration>
    <meta:editing-cycles>2</meta:editing-cycles>
    <meta:generator>LibreOffice/5.3.6.1$Windows_x86 LibreOffice_project/686f202eff87ef707079aeb7f485847613344eb7</meta:generator>
    <meta:document-statistic meta:table-count="0" meta:image-count="0" meta:object-count="0" meta:page-count="1" meta:paragraph-count="12" meta:word-count="147" meta:character-count="1016" meta:non-whitespace-character-count="880"/>
  </office:meta>
</office:document-meta>
</file>